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mport java.util.Scanner;</text:p>
      <text:p text:style-name="Normal">public class App {</text:p>
      <text:p text:style-name="Normal"><text:s text:c="4"/>public static void main(String[] args) throws Exception {</text:p>
      <text:p text:style-name="Normal"><text:s text:c="8"/>Scanner s=new Scanner(System.in);</text:p>
      <text:p text:style-name="Normal"><text:s text:c="8"/>System.out.println("Ingrese su peso en kg");</text:p>
      <text:p text:style-name="Normal"><text:s text:c="8"/>double peso=s.nextDouble();</text:p>
      <text:p text:style-name="Normal"><text:s text:c="8"/>System.out.println("Ingrese su altura en m");</text:p>
      <text:p text:style-name="Normal"><text:s text:c="8"/>double altura=s.nextDouble();</text:p>
      <text:p text:style-name="Normal"><text:s text:c="8"/>double IMC=CalcularIMC(peso,altura);</text:p>
      <text:p text:style-name="Normal"><text:s text:c="8"/>System.out.println("Su indice de masa corporal es "+ IMC);</text:p>
      <text:p text:style-name="Normal"><text:s text:c="4"/>}</text:p>
      <text:p text:style-name="Normal"><text:s text:c="4"/>public static double CalcularIMC(double peso, double altura){</text:p>
      <text:p text:style-name="Normal"><text:s text:c="8"/>double imc=peso/(altura*altura);</text:p>
      <text:p text:style-name="Normal"><text:s text:c="8"/>return imc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220733SG</meta:initial-creator>
    <dc:creator>220733SG</dc:creator>
    <meta:creation-date>2024-02-18T04:20:00Z</meta:creation-date>
    <dc:date>2024-02-18T04:20:00Z</dc:date>
    <meta:template xlink:href="Normal.dotm" xlink:type="simple"/>
    <meta:editing-cycles>1</meta:editing-cycles>
    <meta:editing-duration>PT0S</meta:editing-duration>
    <meta:user-defined meta:name="ICV">3a08d3c605e043e99f32b554b76ca88e</meta:user-defined>
    <meta:document-statistic meta:page-count="1" meta:paragraph-count="1" meta:word-count="87" meta:character-count="582" meta:row-count="4" meta:non-whitespace-character-count="496"/>
  </office:meta>
</office:document-meta>
</file>